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086cm" fo:min-width="0.958cm" draw:shadow="hidden"/>
    </style:style>
    <style:style style:name="gr2" style:family="graphic" style:parent-style-name="standard">
      <style:graphic-properties draw:stroke="none" svg:stroke-color="#3333ff" draw:fill-color="#ffff99" draw:opacity="0%" draw:textarea-horizontal-align="justify" draw:textarea-vertical-align="middle" draw:auto-grow-height="false" fo:min-height="0.15cm" fo:min-width="1.3cm" draw:shadow-opacity="0%"/>
    </style:style>
    <style:style style:name="gr3" style:family="graphic" style:parent-style-name="standard">
      <style:graphic-properties svg:stroke-width="0.05cm" svg:stroke-color="#ffffff" draw:marker-start-width="0.355cm" draw:marker-end-width="0.355cm" draw:textarea-horizontal-align="justify" draw:textarea-vertical-align="middle" draw:auto-grow-height="false" fo:min-height="4.65cm" fo:min-width="7.801cm" fo:padding-top="0.15cm" fo:padding-bottom="0.15cm" fo:padding-left="0.275cm" fo:padding-right="0.275cm"/>
    </style:style>
    <style:style style:name="gr4" style:family="graphic" style:parent-style-name="standard">
      <style:graphic-properties svg:stroke-width="0.03cm" svg:stroke-color="#ffffff" draw:marker-start-width="0.095cm" draw:marker-end-width="0.095cm" draw:fill-color="#0066ff" draw:textarea-horizontal-align="justify" draw:textarea-vertical-align="middle" draw:auto-grow-height="false" fo:min-height="0.086cm" fo:min-width="0.958cm" fo:padding-top="0.14cm" fo:padding-bottom="0.14cm" fo:padding-left="0.265cm" fo:padding-right="0.265cm" draw:shadow="hidden"/>
    </style:style>
    <style:style style:name="gr5" style:family="graphic" style:parent-style-name="standard">
      <style:graphic-properties draw:stroke="none" svg:stroke-width="0.03cm" svg:stroke-color="#ffffff" draw:marker-start-width="0.095cm" draw:marker-end-width="0.095cm" draw:fill-color="#3399ff" draw:opacity="0%" draw:textarea-horizontal-align="justify" draw:textarea-vertical-align="middle" draw:auto-grow-height="false" fo:min-height="0cm" fo:min-width="0.274cm" draw:shadow-opacity="0%"/>
    </style:style>
    <style:style style:name="gr6" style:family="graphic" style:parent-style-name="standard">
      <style:graphic-properties svg:stroke-width="0.03cm" svg:stroke-color="#ffffff" draw:marker-start-width="0.095cm" draw:marker-end-width="0.095cm" draw:fill-color="#0066ff" draw:textarea-horizontal-align="justify" draw:textarea-vertical-align="middle" draw:auto-grow-height="false" fo:min-height="1.45cm" fo:min-width="2.401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ffffff" draw:marker-start-width="0.095cm" draw:marker-end-width="0.095cm" draw:fill-color="#0066ff" draw:textarea-horizontal-align="justify" draw:textarea-vertical-align="middle" draw:auto-grow-height="false" fo:min-height="1.42cm" fo:min-width="2.371cm" fo:padding-top="0.14cm" fo:padding-bottom="0.14cm" fo:padding-left="0.265cm" fo:padding-right="0.265cm"/>
    </style:style>
    <style:style style:name="gr8" style:family="graphic" style:parent-style-name="standard">
      <style:graphic-properties draw:stroke="none" draw:fill-color="#ffff99" draw:opacity="0%" draw:textarea-horizontal-align="justify" draw:textarea-vertical-align="middle" draw:auto-grow-height="false" fo:min-height="0.15cm" fo:min-width="1.3cm" draw:shadow-opacity="0%"/>
    </style:style>
    <style:style style:name="gr9" style:family="graphic" style:parent-style-name="standard">
      <style:graphic-properties svg:stroke-width="0.05cm" svg:stroke-color="#ffffff" draw:marker-start-width="0.355cm" draw:marker-end-width="0.355cm" draw:textarea-horizontal-align="justify" draw:textarea-vertical-align="middle" draw:auto-grow-height="false" fo:min-height="4.299cm" fo:min-width="7.751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ffff99" draw:opacity="0%" draw:textarea-horizontal-align="justify" draw:textarea-vertical-align="middle" draw:auto-grow-height="false" fo:min-height="0.748cm" fo:min-width="3.7cm" draw:shadow-opacity="0%"/>
    </style:style>
    <style:style style:name="gr11" style:family="graphic" style:parent-style-name="standard">
      <style:graphic-properties draw:stroke="none" svg:stroke-width="0.03cm" svg:stroke-color="#ffffff" draw:marker-start-width="0.095cm" draw:marker-end-width="0.095cm" draw:fill-color="#3399ff" draw:opacity="0%" draw:textarea-horizontal-align="justify" draw:textarea-vertical-align="middle" draw:auto-grow-height="false" fo:min-height="0.002cm" fo:min-width="1.3cm" draw:shadow-opacity="0%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5cm" svg:stroke-color="#ffffff" draw:marker-start-width="0.355cm" draw:marker-end-width="0.355cm" draw:textarea-horizontal-align="justify" draw:textarea-vertical-align="middle" draw:auto-grow-height="false" fo:min-height="10.3cm" fo:min-width="26.85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ffffff" draw:marker-start-width="0.355cm" draw:marker-end-width="0.355cm" draw:textarea-horizontal-align="justify" draw:textarea-vertical-align="middle" draw:auto-grow-height="false" fo:min-height="0.086cm" fo:min-width="0.958cm" fo:padding-top="0.15cm" fo:padding-bottom="0.15cm" fo:padding-left="0.275cm" fo:padding-right="0.275cm" draw:shadow="hidden"/>
    </style:style>
    <style:style style:name="gr15" style:family="graphic" style:parent-style-name="standard">
      <style:graphic-properties svg:stroke-width="0.05cm" svg:stroke-color="#ffffff" draw:marker-start-width="0.355cm" draw:marker-end-width="0.355cm" draw:textarea-horizontal-align="justify" draw:textarea-vertical-align="middle" draw:auto-grow-height="false" fo:min-height="4.6cm" fo:min-width="7.751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ffffff" draw:marker-start-width="0.37cm" draw:marker-end-width="0.37cm" draw:textarea-horizontal-align="justify" draw:textarea-vertical-align="middle" draw:auto-grow-height="false" fo:min-height="0.086cm" fo:min-width="0.958cm" fo:padding-top="0.15cm" fo:padding-bottom="0.15cm" fo:padding-left="0.275cm" fo:padding-right="0.275cm" draw:shadow="hidden"/>
    </style:style>
    <style:style style:name="gr17" style:family="graphic" style:parent-style-name="standard">
      <style:graphic-properties draw:stroke="none" draw:fill-color="#ffff99" draw:opacity="0%" draw:textarea-horizontal-align="justify" draw:textarea-vertical-align="middle" draw:auto-grow-height="false" fo:min-height="0.18cm" fo:min-width="1.3cm" draw:shadow-opacity="0%"/>
    </style:style>
    <style:style style:name="gr18" style:family="graphic" style:parent-style-name="standard">
      <style:graphic-properties svg:stroke-width="0.05cm" svg:stroke-color="#ffffff" draw:marker-start-width="0.355cm" draw:marker-end-width="0.355cm" draw:textarea-horizontal-align="justify" draw:textarea-vertical-align="middle" draw:auto-grow-height="false" fo:min-height="4.651cm" fo:min-width="7.751cm" fo:padding-top="0.15cm" fo:padding-bottom="0.15cm" fo:padding-left="0.275cm" fo:padding-right="0.275cm"/>
    </style:style>
    <style:style style:name="gr19" style:family="graphic" style:parent-style-name="standard">
      <style:graphic-properties draw:stroke="none" draw:fill-color="#ffff99" draw:opacity="0%" draw:textarea-horizontal-align="justify" draw:textarea-vertical-align="middle" draw:auto-grow-height="false" fo:min-height="0.825cm" fo:min-width="3.7cm" draw:shadow-opacity="0%"/>
    </style:style>
    <style:style style:name="gr20" style:family="graphic" style:parent-style-name="standard">
      <style:graphic-properties draw:stroke="none" draw:fill-color="#ffff99" draw:opacity="0%" draw:textarea-horizontal-align="justify" draw:textarea-vertical-align="middle" draw:auto-grow-height="false" fo:min-height="0.18cm" fo:min-width="1.321cm" draw:shadow-opacity="0%"/>
    </style:style>
    <style:style style:name="gr21" style:family="graphic" style:parent-style-name="standard">
      <style:graphic-properties svg:stroke-width="0.05cm" svg:stroke-color="#ffffff" draw:marker-start-width="0.355cm" draw:marker-end-width="0.355cm" draw:textarea-horizontal-align="justify" draw:textarea-vertical-align="middle" draw:auto-grow-height="false" fo:min-height="4.651cm" fo:min-width="7.85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3cm" svg:stroke-color="#ffffff" draw:marker-start-width="0.095cm" draw:marker-end-width="0.095cm" draw:fill-color="#3399ff" draw:opacity="0%" draw:textarea-horizontal-align="justify" draw:textarea-vertical-align="middle" draw:auto-grow-height="false" fo:min-height="0cm" fo:min-width="0.283cm" draw:shadow-opacity="0%"/>
    </style:style>
    <style:style style:name="gr23" style:family="graphic" style:parent-style-name="standard">
      <style:graphic-properties svg:stroke-width="0.03cm" svg:stroke-color="#ffffff" draw:marker-start-width="0.095cm" draw:marker-end-width="0.095cm" draw:fill-color="#0066ff" draw:textarea-horizontal-align="justify" draw:textarea-vertical-align="middle" draw:auto-grow-height="false" fo:min-height="1.55cm" fo:min-width="2.406cm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3333ff" draw:fill-color="#ffff99" draw:opacity="0%" draw:textarea-horizontal-align="justify" draw:textarea-vertical-align="middle" draw:auto-grow-height="false" fo:min-height="0.15cm" fo:min-width="20.4cm" draw:shadow-opacity="0%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99" draw:opacity="0%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-color="#0066ff"/>
      <style:paragraph-properties fo:text-align="center"/>
    </style:style>
    <style:style style:name="P4" style:family="paragraph">
      <loext:graphic-properties draw:fill-color="#3399ff" draw:opacity="0%"/>
      <style:paragraph-properties fo:text-align="center"/>
      <style:text-properties fo:color="#ffffff" fo:font-size="10pt" style:font-size-asian="10pt" style:font-size-complex="10pt"/>
    </style:style>
    <style:style style:name="P5" style:family="paragraph">
      <loext:graphic-properties draw:fill-color="#3399ff" draw:opacity="0%"/>
      <style:paragraph-properties fo:text-align="center"/>
      <style:text-properties fo:color="#ffffff"/>
    </style:style>
    <style:style style:name="P6" style:family="paragraph">
      <loext:graphic-properties draw:fill-color="#ffff99" draw:opacity="0%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99" draw:opacity="0%"/>
      <style:paragraph-properties fo:text-align="start"/>
      <style:text-properties fo:color="#ffffff"/>
    </style:style>
    <style:style style:name="P9" style:family="paragraph">
      <loext:graphic-properties draw:fill-color="#3399ff" draw:opacity="0%"/>
      <style:paragraph-properties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ffffff"/>
    </style:style>
    <style:style style:name="P11" style:family="paragraph">
      <loext:graphic-properties draw:fill-color="#ffff99" draw:opacity="0%"/>
      <style:paragraph-properties fo:text-align="start"/>
      <style:text-properties fo:color="#ffffff" fo:font-weight="bold" style:font-weight-asian="bold" style:font-weight-complex="bold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fo:font-size="8pt" style:font-size-asian="8pt" style:font-size-complex="8pt"/>
    </style:style>
    <style:style style:name="T4" style:family="text">
      <style:text-properties fo:color="#ffffff"/>
    </style:style>
    <style:style style:name="T5" style:family="text">
      <style:text-properties fo:color="#ffffff" fo:font-size="12pt" style:font-size-asian="12pt" style:font-size-complex="12pt"/>
    </style:style>
    <style:style style:name="T6" style:family="text">
      <style:text-properties fo:color="#ffffff" fo:font-size="9pt" style:font-size-asian="9pt" style:font-size-complex="9pt"/>
    </style:style>
    <style:style style:name="T7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eeeee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path draw:style-name="gr1" draw:text-style-name="P1" draw:layer="layout" svg:width="2.6cm" svg:height="0.603cm" svg:x="16.099cm" svg:y="0.897cm" svg:viewBox="0 0 2601 604" svg:d="M2601 604l-2601-3 262-601 2079 2zM2601 604zM1 0z">
            <text:p/>
          </draw:path>
        </draw:g>
        <draw:custom-shape draw:style-name="gr2" draw:text-style-name="P2" draw:layer="layout" svg:width="1.8cm" svg:height="0.4cm" svg:x="16.5cm" svg:y="1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301cm" svg:height="4.9cm" svg:x="16.099cm" svg:y="1.5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5cm" svg:height="0.499cm" svg:x="16.699cm" svg:y="1.7cm" svg:viewBox="0 0 1501 500" svg:d="M1501 500l-1501-2 151-498 1200 2zM1501 500zM0 0z">
            <text:p/>
          </draw:path>
        </draw:g>
        <draw:custom-shape draw:style-name="gr5" draw:text-style-name="P4" draw:layer="layout" svg:width="0.774cm" svg:height="0.2cm" svg:x="16.872cm" svg:y="1.75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901cm" svg:height="1.7cm" svg:x="16.699cm" svg:y="2.1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492cm" svg:height="0.399cm" svg:x="16.707cm" svg:y="4cm" svg:viewBox="0 0 1493 400" svg:d="M1493 400l-1493-2 150-398 1194 2zM1493 400zM0 0z">
            <text:p/>
          </draw:path>
        </draw:g>
        <draw:custom-shape draw:style-name="gr5" draw:text-style-name="P5" draw:layer="layout" svg:width="0.774cm" svg:height="0.2cm" svg:x="17.08cm" svg:y="4.15cm">
          <text:p text:style-name="P1"><text:span text:style-name="T2">im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16.707cm" svg:y="4.4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292cm" svg:height="0.499cm" svg:x="20.907cm" svg:y="1.7cm" svg:viewBox="0 0 1293 500" svg:d="M1293 500l-1293-2 130-498 1034 2zM1293 500zM0 0z">
            <text:p/>
          </draw:path>
        </draw:g>
        <draw:custom-shape draw:style-name="gr5" draw:text-style-name="P4" draw:layer="layout" svg:width="0.774cm" svg:height="0.2cm" svg:x="20.98cm" svg:y="1.75cm">
          <text:p text:style-name="P1"><text:span text:style-name="T2">bib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20.907cm" svg:y="2.1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492cm" svg:height="0.399cm" svg:x="20.907cm" svg:y="4cm" svg:viewBox="0 0 1493 400" svg:d="M1493 400l-1493-2 150-398 1194 2zM1493 400zM0 0z">
            <text:p/>
          </draw:path>
        </draw:g>
        <draw:custom-shape draw:style-name="gr5" draw:text-style-name="P5" draw:layer="layout" svg:width="0.774cm" svg:height="0.2cm" svg:x="21.08cm" svg:y="4.15cm">
          <text:p text:style-name="P1"><text:span text:style-name="T3">(other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20.907cm" svg:y="4.4cm">
          <text:p/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2.6cm" svg:height="0.603cm" svg:x="16.099cm" svg:y="6.898cm" svg:viewBox="0 0 2601 604" svg:d="M2601 604l-2601-3 262-601 2079 2zM2601 604zM1 0z">
            <text:p/>
          </draw:path>
        </draw:g>
        <draw:custom-shape draw:style-name="gr8" draw:text-style-name="P6" draw:layer="layout" svg:width="1.8cm" svg:height="0.4cm" svg:x="16.5cm" svg:y="7.001cm">
          <text:p text:style-name="P1"><text:span text:style-name="T1">PROC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301cm" svg:height="4.599cm" svg:x="16.099cm" svg:y="7.5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2cm" svg:height="0.998cm" svg:x="17.9cm" svg:y="8.302cm">
          <text:p text:style-name="P7"><text:span text:style-name="T4"/></text:p>
          <text:p text:style-name="P7"><text:span text:style-name="T4"/></text:p>
          <text:p text:style-name="P7"><text:span text:style-name="T4">preparacion.md / .Rmd</text:span></text:p>
          <text:p text:style-name="P7"><text:span text:style-name="T4"/></text:p>
          <text:p text:style-name="P7"><text:span text:style-name="T4">analisis.md /.Rm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8cm" svg:height="0.252cm" svg:x="17cm" svg:y="2.948cm">
          <text:p text:style-name="P1"><text:span text:style-name="T2">original.dat</text:span></text:p>
          <text:p text:style-name="P7"><text:span text:style-name="T2">proc.da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g>
          <draw:path draw:style-name="gr1" draw:text-style-name="P1" draw:layer="layout" svg:width="2.6cm" svg:height="0.603cm" svg:x="16.099cm" svg:y="12.61cm" svg:viewBox="0 0 2601 604" svg:d="M2601 604l-2601-3 262-601 2079 2zM2601 604zM1 0z">
            <text:p/>
          </draw:path>
        </draw:g>
        <draw:custom-shape draw:style-name="gr8" draw:text-style-name="P6" draw:layer="layout" svg:width="1.8cm" svg:height="0.4cm" svg:x="16.5cm" svg:y="12.713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301cm" svg:height="4.599cm" svg:x="16.099cm" svg:y="13.213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492cm" svg:height="0.399cm" svg:x="16.707cm" svg:y="14.4cm" svg:viewBox="0 0 1493 400" svg:d="M1493 400l-1493-2 150-398 1194 2zM1493 400zM0 0z">
            <text:p/>
          </draw:path>
        </draw:g>
        <draw:custom-shape draw:style-name="gr5" draw:text-style-name="P5" draw:layer="layout" svg:width="0.774cm" svg:height="0.2cm" svg:x="17.08cm" svg:y="14.55cm">
          <text:p text:style-name="P1"><text:span text:style-name="T2">tabl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16.707cm" svg:y="14.8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492cm" svg:height="0.399cm" svg:x="20.907cm" svg:y="14.4cm" svg:viewBox="0 0 1493 400" svg:d="M1493 400l-1493-2 150-398 1194 2zM1493 400zM0 0z">
            <text:p/>
          </draw:path>
        </draw:g>
        <draw:custom-shape draw:style-name="gr5" draw:text-style-name="P9" draw:layer="layout" svg:width="0.774cm" svg:height="0.2cm" svg:x="21.18cm" svg:y="14.55cm">
          <text:p text:style-name="P1"><text:span text:style-name="T6">graph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20.907cm" svg:y="1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3" draw:text-style-name="P1" draw:layer="layout" svg:width="27.4cm" svg:height="10.6cm" svg:x="0.2cm" svg:y="4cm">
          <text:p/>
          <draw:enhanced-geometry svg:viewBox="0 0 21600 21600" draw:type="rectangle" draw:enhanced-path="M 0 0 L 21600 0 21600 21600 0 21600 0 0 Z N"/>
        </draw:custom-shape>
        <draw:g>
          <draw:path draw:style-name="gr14" draw:text-style-name="P1" draw:layer="layout" svg:width="2.6cm" svg:height="0.603cm" svg:x="0.699cm" svg:y="5.209cm" svg:viewBox="0 0 2601 604" svg:d="M2601 604l-2601-3 262-601 2079 2zM2601 604zM1 0z">
            <text:p/>
          </draw:path>
        </draw:g>
        <draw:custom-shape draw:style-name="gr2" draw:text-style-name="P2" draw:layer="layout" svg:width="1.8cm" svg:height="0.4cm" svg:x="1.1cm" svg:y="5.31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.301cm" svg:height="4.9cm" svg:x="0.699cm" svg:y="5.812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5cm" svg:height="0.499cm" svg:x="1.299cm" svg:y="6.012cm" svg:viewBox="0 0 1501 500" svg:d="M1501 500l-1501-2 151-498 1200 2zM1501 500zM0 0z">
            <text:p/>
          </draw:path>
        </draw:g>
        <draw:custom-shape draw:style-name="gr5" draw:text-style-name="P4" draw:layer="layout" svg:width="0.774cm" svg:height="0.2cm" svg:x="1.472cm" svg:y="6.062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1.299cm" svg:y="6.412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492cm" svg:height="0.399cm" svg:x="1.307cm" svg:y="8.312cm" svg:viewBox="0 0 1493 400" svg:d="M1493 400l-1493-2 150-398 1194 2zM1493 400zM0 0z">
            <text:p/>
          </draw:path>
        </draw:g>
        <draw:custom-shape draw:style-name="gr5" draw:text-style-name="P5" draw:layer="layout" svg:width="0.774cm" svg:height="0.2cm" svg:x="1.68cm" svg:y="8.462cm">
          <text:p text:style-name="P1"><text:span text:style-name="T2">imag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1.307cm" svg:y="8.712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292cm" svg:height="0.499cm" svg:x="5.507cm" svg:y="6.012cm" svg:viewBox="0 0 1293 500" svg:d="M1293 500l-1293-2 130-498 1034 2zM1293 500zM0 0z">
            <text:p/>
          </draw:path>
        </draw:g>
        <draw:custom-shape draw:style-name="gr5" draw:text-style-name="P4" draw:layer="layout" svg:width="0.774cm" svg:height="0.2cm" svg:x="5.58cm" svg:y="6.062cm">
          <text:p text:style-name="P1"><text:span text:style-name="T2">bib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5.507cm" svg:y="6.412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492cm" svg:height="0.399cm" svg:x="5.507cm" svg:y="8.312cm" svg:viewBox="0 0 1493 400" svg:d="M1493 400l-1493-2 150-398 1194 2zM1493 400zM0 0z">
            <text:p/>
          </draw:path>
        </draw:g>
        <draw:custom-shape draw:style-name="gr5" draw:text-style-name="P5" draw:layer="layout" svg:width="0.774cm" svg:height="0.2cm" svg:x="5.68cm" svg:y="8.462cm">
          <text:p text:style-name="P1"><text:span text:style-name="T3">(other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901cm" svg:height="1.7cm" svg:x="5.507cm" svg:y="8.712cm">
          <text:p/>
          <draw:enhanced-geometry svg:viewBox="0 0 21600 21600" draw:type="rectangle" draw:enhanced-path="M 0 0 L 21600 0 21600 21600 0 21600 0 0 Z N"/>
        </draw:custom-shape>
        <draw:g>
          <draw:path draw:style-name="gr16" draw:text-style-name="P1" draw:layer="layout" svg:width="2.6cm" svg:height="0.649cm" svg:x="9.799cm" svg:y="5.2cm" svg:viewBox="0 0 2601 650" svg:d="M2601 650l-2601-3 262-647 2079 2zM2601 650zM1 0z">
            <text:p/>
          </draw:path>
        </draw:g>
        <draw:custom-shape draw:style-name="gr17" draw:text-style-name="P6" draw:layer="layout" svg:width="1.8cm" svg:height="0.43cm" svg:x="10.2cm" svg:y="5.311cm">
          <text:p text:style-name="P1"><text:span text:style-name="T1">PROC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301cm" svg:height="4.951cm" svg:x="9.799cm" svg:y="5.8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4.2cm" svg:height="1.075cm" svg:x="11.6cm" svg:y="6.711cm">
          <text:p text:style-name="P7"><text:span text:style-name="T4"/></text:p>
          <text:p text:style-name="P7"><text:span text:style-name="T4"/></text:p>
          <text:p text:style-name="P7"><text:span text:style-name="T4">preparacion.md / .Rmd</text:span></text:p>
          <text:p text:style-name="P7"><text:span text:style-name="T4"/></text:p>
          <text:p text:style-name="P7"><text:span text:style-name="T4">analisis.md /.Rmd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8cm" svg:height="0.252cm" svg:x="1.6cm" svg:y="7.26cm">
          <text:p text:style-name="P1"><text:span text:style-name="T2">original.dat</text:span></text:p>
          <text:p text:style-name="P7"><text:span text:style-name="T2">proc.da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g>
          <draw:path draw:style-name="gr14" draw:text-style-name="P1" draw:layer="layout" svg:width="2.631cm" svg:height="0.649cm" svg:x="18.9cm" svg:y="5.2cm" svg:viewBox="0 0 2632 650" svg:d="M2632 650l-2632-3 265-647 2104 2zM2632 650zM1 0z">
            <text:p/>
          </draw:path>
        </draw:g>
        <draw:custom-shape draw:style-name="gr20" draw:text-style-name="P6" draw:layer="layout" svg:width="1.821cm" svg:height="0.43cm" svg:x="19.306cm" svg:y="5.311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4cm" svg:height="4.951cm" svg:x="18.9cm" svg:y="5.849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51cm" svg:height="0.43cm" svg:x="19.515cm" svg:y="7.127cm" svg:viewBox="0 0 1511 431" svg:d="M1511 431l-1511-3 152-428 1208 2zM1511 431zM0 0z">
            <text:p/>
          </draw:path>
        </draw:g>
        <draw:custom-shape draw:style-name="gr22" draw:text-style-name="P5" draw:layer="layout" svg:width="0.783cm" svg:height="0.216cm" svg:x="19.893cm" svg:y="7.288cm">
          <text:p text:style-name="P1"><text:span text:style-name="T2">tables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936cm" svg:height="1.83cm" svg:x="19.515cm" svg:y="7.558cm">
          <text:p/>
          <draw:enhanced-geometry svg:viewBox="0 0 21600 21600" draw:type="rectangle" draw:enhanced-path="M 0 0 L 21600 0 21600 21600 0 21600 0 0 Z N"/>
        </draw:custom-shape>
        <draw:g>
          <draw:path draw:style-name="gr4" draw:text-style-name="P3" draw:layer="layout" svg:width="1.51cm" svg:height="0.43cm" svg:x="23.765cm" svg:y="7.127cm" svg:viewBox="0 0 1511 431" svg:d="M1511 431l-1511-3 152-428 1208 2zM1511 431zM0 0z">
            <text:p/>
          </draw:path>
        </draw:g>
        <draw:custom-shape draw:style-name="gr22" draw:text-style-name="P9" draw:layer="layout" svg:width="0.783cm" svg:height="0.216cm" svg:x="24.042cm" svg:y="7.288cm">
          <text:p text:style-name="P1"><text:span text:style-name="T6">graphs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936cm" svg:height="1.83cm" svg:x="23.765cm" svg:y="7.5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0.9cm" svg:height="0.4cm" svg:x="3cm" svg:y="11.612cm">
          <text:p text:style-name="P7"><text:span text:style-name="T7">- paper.md / .Rmd <text:s/>/ .html <text:s/>/ .pdf / .doc</text:span><text:span text:style-name="T8"> … → el (los) documentos</text:span></text:p>
          <draw:enhanced-geometry svg:viewBox="0 0 21600 21600" draw:type="rectangle" draw:enhanced-path="M 0 0 L 21600 0 21600 21600 0 21600 0 0 Z N"/>
        </draw:custom-shape>
        <draw:g>
          <draw:path draw:style-name="gr14" draw:text-style-name="P1" draw:layer="layout" svg:width="5.899cm" svg:height="1.012cm" svg:x="0.2cm" svg:y="2.987cm" svg:viewBox="0 0 5900 1013" svg:d="M5900 1013l-5900-5 594-1008 4716 3zM5900 1013zM2 0z">
            <text:p/>
          </draw:path>
        </draw:g>
        <draw:custom-shape draw:style-name="gr2" draw:text-style-name="P2" draw:layer="layout" svg:width="1.8cm" svg:height="0.4cm" svg:x="2.1cm" svg:y="3.312cm">
          <text:p text:style-name="P1"><text:span text:style-name="T9">PROYECTO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0.9cm" svg:height="0.4cm" svg:x="2.3cm" svg:y="12.987cm">
          <text:p text:style-name="P7"><text:span text:style-name="T7">- readme.md</text:span><text:span text:style-name="T8"> <text:s/></text:span><text:span text:style-name="T10">→ informaciones generales sobre el proyec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6:09:58.292915247</meta:creation-date>
    <meta:editing-duration>PT1H34M53S</meta:editing-duration>
    <meta:editing-cycles>5</meta:editing-cycles>
    <meta:generator>LibreOffice/5.1.6.2$Linux_X86_64 LibreOffice_project/10m0$Build-2</meta:generator>
    <dc:date>2020-06-22T23:57:31.494022984</dc:date>
    <meta:document-statistic meta:object-count="107"/>
  </office:meta>
</office:document-meta>
</file>